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d8d0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0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Product Price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51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08:31:33.335440415</dc:date>
    <meta:editing-duration>P6DT3H53M1S</meta:editing-duration>
    <meta:editing-cycles>76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59" meta:word-count="177" meta:character-count="1817" meta:non-whitespace-character-count="1698"/>
    <meta:user-defined meta:name="Info 1"/>
    <meta:user-defined meta:name="Info 2"/>
    <meta:user-defined meta:name="Info 3"/>
    <meta:user-defined meta:name="Info 4"/>
  </office:meta>
</office:document-meta>
</file>